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1b406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paragraph-rsid="001b406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1b4062" style:font-size-asian="12pt" style:font-weight-asian="bold" style:font-size-complex="12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officeooo:paragraph-rsid="001b4062" style:font-size-asian="14pt" style:font-weight-asian="bold" style:font-size-complex="14pt" style:font-weight-complex="bold"/>
    </style:style>
    <style:style style:name="T1" style:family="text">
      <style:text-properties officeooo:rsid="001b4062"/>
    </style:style>
    <style:style style:name="T2" style:family="text">
      <style:text-properties fo:font-weight="normal" officeooo:rsid="001b4062" style:font-weight-asian="normal" style:font-weight-complex="normal"/>
    </style:style>
    <style:style style:name="T3" style:family="text">
      <style:text-properties fo:font-size="12pt" officeooo:rsid="001b4062" style:font-size-asian="10.5pt" style:font-size-complex="12pt"/>
    </style:style>
    <style:style style:name="T4" style:family="text">
      <style:text-properties fo:font-size="12pt" fo:font-weight="normal" officeooo:rsid="001b4062" style:font-size-asian="10.5pt" style:font-weight-asian="normal" style:font-size-complex="12pt" style:font-weight-complex="normal"/>
    </style:style>
    <style:style style:name="T5" style:family="text">
      <style:text-properties style:text-outline="false" style:text-line-through-style="none" style:font-name="Arial2" fo:font-size="16pt" fo:font-style="normal" fo:text-shadow="none" style:text-underline-style="none" fo:font-weight="normal" officeooo:rsid="001b4062" style:font-size-asian="16pt" style:font-style-asian="normal" style:font-weight-asian="normal" style:font-size-complex="12pt" style:font-weight-complex="normal" style:text-emphasize="none"/>
    </style:style>
    <style:style style:name="T6" style:family="text">
      <style:text-properties style:text-outline="false" style:text-line-through-style="none" fo:font-size="16pt" fo:font-style="normal" fo:text-shadow="none" style:text-underline-style="none" fo:font-weight="normal" officeooo:rsid="001b4062" style:font-size-asian="16pt" style:font-style-asian="normal" style:font-weight-asian="normal" style:font-size-complex="12pt" style:font-weight-complex="normal" style:text-emphasize="none"/>
    </style:style>
    <style:style style:name="T7" style:family="text">
      <style:text-properties style:text-outline="false" style:text-line-through-style="none" fo:font-style="normal" fo:text-shadow="none" style:text-underline-style="none" fo:font-weight="normal" officeooo:rsid="001b4062" style:font-style-asian="normal" style:font-weight-asian="normal" style:font-weight-complex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xperimental Rocket Fuel</text:span></text:p>
      <text:p text:style-name="P1"><text:span text:style-name="T3"/></text:p>
      <text:p text:style-name="P1"><text:span text:style-name="T3">Fuel One</text:span></text:p>
      <text:p text:style-name="P1"><text:span text:style-name="T4">Fuel/Oxy</text:span></text:p>
      <text:p text:style-name="P1"><text:span text:style-name="T4"><text:tab/>fuel: Gasoline, Polystyrene</text:span></text:p>
      <text:p text:style-name="P1"><text:span text:style-name="T4"><text:tab/>oxy: Gaseous Oxygen</text:span></text:p>
      <text:p text:style-name="P2"><text:span text:style-name="T2"><text:tab/>ratio: </text:span><text:span text:style-name="T7">Enough Gasoline to thicken Polysyrene, no ratio used</text:span></text:p>
      <text:p text:style-name="P2"><text:span text:style-name="T7">Mold:</text:span></text:p>
      <text:p text:style-name="P2"><text:span text:style-name="T7"><text:tab/>mold: 1"x12" PVC</text:span></text:p>
      <text:p text:style-name="P2"><text:span text:style-name="T7"><text:tab/>data formed: 8/14</text:span></text:p>
      <text:p text:style-name="P2"><text:span text:style-name="T7"><text:tab/>date removed: ???</text:span></text:p>
      <text:p text:style-name="P2"><text:span text:style-name="T7">Notes: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53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4.2$Windows_x86 LibreOffice_project/9e9821abd0ffdbc09cd8c52eaa574fa09eb08f2</meta:generator>
    <dc:date>2013-08-14T18:47:34.67</dc:date>
    <meta:document-statistic meta:table-count="0" meta:image-count="0" meta:object-count="0" meta:page-count="1" meta:paragraph-count="11" meta:word-count="32" meta:character-count="212" meta:non-whitespace-character-count="185"/>
    <meta:user-defined meta:name="Info 1"/>
    <meta:user-defined meta:name="Info 2"/>
    <meta:user-defined meta:name="Info 3"/>
    <meta:user-defined meta:name="Info 4"/>
  </office:meta>
</office:document-meta>
</file>